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="solid" draw:fill-color="#b3b3b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>
      <style:graphic-properties draw:stroke="solid" svg:stroke-width="0.026cm" svg:stroke-color="#000000" draw:stroke-linejoin="round" draw:fill="solid" draw:fill-color="#99ccff" draw:textarea-horizontal-align="justify" draw:textarea-vertical-align="middle" draw:auto-grow-height="false" fo:padding-top="0.169cm" fo:padding-bottom="0.125cm" fo:padding-left="0.25cm" fo:padding-right="0.25cm" fo:wrap-option="no-wrap" draw:shadow="hidden"/>
    </style:style>
    <style:style style:name="gr3" style:family="graphic">
      <style:graphic-properties draw:stroke="solid" svg:stroke-width="0.026cm" svg:stroke-color="#000000" draw:stroke-linejoin="round" draw:fill="solid" draw:fill-color="#3deb3d" draw:textarea-horizontal-align="justify" draw:textarea-vertical-align="middle" draw:auto-grow-height="false" fo:padding-top="0.169cm" fo:padding-bottom="0.125cm" fo:padding-left="0.25cm" fo:padding-right="0.25cm" fo:wrap-option="no-wrap" draw:shadow="hidden"/>
    </style:style>
    <style:style style:name="gr4" style:family="graphic">
      <style:graphic-properties draw:stroke="solid" svg:stroke-width="0.026cm" svg:stroke-color="#000000" draw:stroke-linejoin="round" draw:fill="solid" draw:fill-color="#ffff66" draw:textarea-horizontal-align="justify" draw:textarea-vertical-align="middle" draw:auto-grow-height="false" fo:padding-top="0.169cm" fo:padding-bottom="0.125cm" fo:padding-left="0.25cm" fo:padding-right="0.25cm" fo:wrap-option="no-wrap" draw:shadow="hidden"/>
    </style:style>
    <style:style style:name="gr5" style:family="graphic">
      <style:graphic-properties draw:stroke="solid" svg:stroke-width="0.026cm" svg:stroke-color="#000000" draw:stroke-linejoin="round" draw:fill="solid" draw:fill-color="#ff9966" draw:textarea-horizontal-align="justify" draw:textarea-vertical-align="middle" draw:auto-grow-height="false" fo:padding-top="0.169cm" fo:padding-bottom="0.125cm" fo:padding-left="0.25cm" fo:padding-right="0.25cm" fo:wrap-option="no-wrap" draw:shadow="hidden"/>
    </style:style>
    <style:style style:name="gr6" style:family="graphic">
      <style:graphic-properties draw:stroke="solid" svg:stroke-width="0.026cm" svg:stroke-color="#000000" draw:stroke-linejoin="round" draw:fill="solid" draw:fill-color="#ff9966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" style:family="graphic">
      <style:graphic-properties draw:stroke="solid" svg:stroke-width="0.026cm" svg:stroke-color="#000000" draw:stroke-linejoin="round" draw:fill="solid" draw:fill-color="#99cc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51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.63cm" draw:start-line-spacing-vertical="0.63cm" draw:end-line-spacing-horizontal="0.63cm" draw:end-line-spacing-vertical="0.63cm"/>
    </style:style>
    <style:style style:name="gr9" style:family="graphic" style:parent-style-name="standard">
      <style:graphic-properties draw:stroke="solid" svg:stroke-width="0.051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10" style:family="graphic">
      <style:graphic-properties draw:stroke="solid" svg:stroke-width="0.026cm" svg:stroke-color="#000000" draw:stroke-linejoin="round" draw:fill="solid" draw:fill-color="#993366" draw:textarea-horizontal-align="justify" draw:textarea-vertical-align="middle" draw:auto-grow-height="false" fo:padding-top="0.169cm" fo:padding-bottom="0.125cm" fo:padding-left="0.25cm" fo:padding-right="0.25cm" fo:wrap-option="no-wrap" draw:shadow="hidden"/>
    </style:style>
    <style:style style:name="gr11" style:family="graphic">
      <style:graphic-properties draw:stroke="none" draw:fill="none" draw:fill-color="#ffffff" draw:textarea-horizontal-align="justify" draw:textarea-vertical-align="top" draw:auto-grow-height="false" fo:padding-top="0.159cm" fo:padding-bottom="0.125cm" fo:padding-left="0.25cm" fo:padding-right="0.25cm" fo:wrap-option="wrap" draw:shadow="hidden"/>
    </style:style>
    <style:style style:name="pr1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93%" fo:text-align="center" fo:text-indent="0cm" style:line-break="stric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93%" fo:text-indent="0cm" style:line-break="strict"/>
    </style:style>
    <style:style style:name="T1" style:family="text">
      <style:text-properties fo:color="#000000" fo:language="en" fo:country="US"/>
    </style:style>
    <style:style style:name="T2" style:family="text">
      <style:text-properties fo:color="#000000" fo:font-size="18pt" fo:language="en" fo:country="US" style:font-size-asian="18pt" style:font-size-complex="18pt"/>
    </style:style>
    <style:style style:name="T3" style:family="text">
      <style:text-properties fo:color="#000000" fo:font-size="14pt" fo:language="en" fo:country="US" fo:font-weight="bold" style:font-size-asian="14pt" style:font-weight-asian="bold" style:font-size-complex="14pt" style:font-weight-complex="bold"/>
    </style:style>
    <style:style style:name="T4" style:family="text">
      <style:text-properties fo:color="#000000" fo:font-size="14pt" fo:language="en" fo:country="US" style:font-size-asian="14pt" style:font-size-complex="14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5.715cm" svg:height="21.762cm" svg:x="0.785cm" svg:y="4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21.762cm" svg:x="14.385cm" svg:y="4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21.762cm" svg:x="7.585cm" svg:y="4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11" draw:layer="layout" svg:width="3.81cm" svg:height="1.27cm" svg:x="1.57cm" svg:y="8.255cm">
          <text:p text:style-name="P2"><text:span text:style-name="T1">data.des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2" draw:layer="layout" svg:width="3.81cm" svg:height="1.27cm" svg:x="1.57cm" svg:y="13.595cm">
          <text:p text:style-name="P2"><text:span text:style-name="T1">sp.des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7" draw:layer="layout" svg:width="3.81cm" svg:height="1.27cm" svg:x="15.315cm" svg:y="16.175cm">
          <text:p text:style-name="P2"><text:span text:style-name="T1">compfun.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8" draw:layer="layout" svg:width="3.81cm" svg:height="1.27cm" svg:x="15.315cm" svg:y="21.03cm">
          <text:p text:style-name="P2"><text:span text:style-name="T1">tagfun.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9" draw:layer="layout" svg:width="3.81cm" svg:height="1.27cm" svg:x="15.24cm" svg:y="5.715cm">
          <text:p text:style-name="P2"><text:span text:style-name="T1">blockfun.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10" draw:layer="layout" svg:width="3.81cm" svg:height="1.27cm" svg:x="15.289cm" svg:y="9.507cm">
          <text:p text:style-name="P2"><text:span text:style-name="T1">indexfun.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08cm" svg:height="1.27cm" svg:x="7.92cm" svg:y="8.255cm">
          <text:p text:style-name="P2"><text:span text:style-name="T1">sqlite_db_load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id="id1" draw:layer="layout" svg:width="5.08cm" svg:height="1.27cm" svg:x="7.92cm" svg:y="8.255cm">
          <text:p text:style-name="P2"><text:span text:style-name="T1">sqlite_db_load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id="id3" draw:layer="layout" svg:width="5.08cm" svg:height="1.27cm" svg:x="7.92cm" svg:y="13.595cm">
          <text:p text:style-name="P2"><text:span text:style-name="T1">train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id="id4" draw:layer="layout" svg:width="5.08cm" svg:height="1.27cm" svg:x="7.92cm" svg:y="18.336cm">
          <text:p text:style-name="P2"><text:span text:style-name="T1">py_quadprog.p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id="id6" draw:layer="layout" svg:width="5.08cm" svg:height="1.27cm" svg:x="7.92cm" svg:y="23.041cm">
          <text:p text:style-name="P2"><text:span text:style-name="T1">comp_engin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id="id14" draw:layer="layout" svg:width="5.08cm" svg:height="1.27cm" svg:x="7.92cm" svg:y="25.131cm">
          <text:p text:style-name="P2"><text:span text:style-name="T1">dump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2" draw:layer="layout" svg:width="3.175cm" svg:height="1.905cm" svg:x="8.859cm" svg:y="10.795cm">
          <text:p text:style-name="P2"><text:span text:style-name="T1">prim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2.209cm" svg:height="1.905cm" svg:x="6.65cm" svg:y="10.795cm">
          <text:p text:style-name="P2"><text:span text:style-name="T1">idx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2.236cm" svg:height="1.905cm" svg:x="12.034cm" svg:y="10.795cm">
          <text:p text:style-name="P2"><text:span text:style-name="T1">block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" draw:layer="layout" svg:width="3.81cm" svg:height="1.905cm" svg:x="8.237cm" svg:y="15.505cm">
          <text:p/>
          <draw:enhanced-geometry svg:viewBox="0 0 88 21600" draw:glue-points="44 ?f6 44 0 0 10800 44 21600 88 10800" draw:text-areas="0 ?f6 88 ?f3" draw:type="can" draw:modifiers="592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" draw:layer="layout" svg:width="3.81cm" svg:height="1.905cm" svg:x="8.436cm" svg:y="15.606cm">
          <text:p/>
          <draw:enhanced-geometry svg:viewBox="0 0 88 21600" draw:glue-points="44 ?f6 44 0 0 10800 44 21600 88 10800" draw:text-areas="0 ?f6 88 ?f3" draw:type="can" draw:modifiers="592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" draw:layer="layout" svg:width="3.81cm" svg:height="1.905cm" svg:x="8.639cm" svg:y="15.738cm">
          <text:p/>
          <draw:enhanced-geometry svg:viewBox="0 0 88 21600" draw:glue-points="44 ?f6 44 0 0 10800 44 21600 88 10800" draw:text-areas="0 ?f6 88 ?f3" draw:type="can" draw:modifiers="592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3.81cm" svg:height="1.905cm" svg:x="8.872cm" svg:y="15.84cm">
          <text:p text:style-name="P2"><text:span text:style-name="T1">raw counts</text:span></text:p>
          <draw:enhanced-geometry svg:viewBox="0 0 88 21600" draw:glue-points="44 ?f6 44 0 0 10800 44 21600 88 10800" draw:text-areas="0 ?f6 88 ?f3" draw:type="can" draw:modifiers="592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id="id5" draw:layer="layout" svg:width="3.175cm" svg:height="1.905cm" svg:x="8.881cm" svg:y="20.285cm">
          <text:p text:style-name="P2"><text:span text:style-name="T1">ratio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3" draw:layer="layout" svg:x1="10.455cm" svg:y1="9.525cm" svg:x2="10.446cm" svg:y2="10.796cm" draw:start-shape="id1" draw:start-glue-point="2" draw:end-shape="id2" draw:end-glue-point="5" svg:d="m10455 9525h-4v1271h-5">
          <text:p/>
        </draw:connector>
        <draw:connector draw:style-name="gr8" draw:text-style-name="P3" draw:layer="layout" svg:x1="10.446cm" svg:y1="12.699cm" svg:x2="10.46cm" svg:y2="13.595cm" draw:start-shape="id2" draw:start-glue-point="7" draw:end-shape="id3" draw:end-glue-point="0" svg:d="m10446 12699h7v896h7">
          <text:p/>
        </draw:connector>
        <draw:connector draw:style-name="gr8" draw:text-style-name="P3" draw:layer="layout" svg:x1="10.46cm" svg:y1="14.865cm" svg:x2="10.465cm" svg:y2="15.506cm" draw:start-shape="id3" draw:start-glue-point="2" svg:d="m10460 14865h2v641h3">
          <text:p/>
        </draw:connector>
        <draw:connector draw:style-name="gr8" draw:text-style-name="P3" draw:layer="layout" svg:x1="10.46cm" svg:y1="17.744cm" svg:x2="10.465cm" svg:y2="18.336cm" draw:end-shape="id4" draw:end-glue-point="0" svg:d="m10460 17744h2v592h3">
          <text:p/>
        </draw:connector>
        <draw:connector draw:style-name="gr8" draw:text-style-name="P3" draw:layer="layout" svg:x1="10.459cm" svg:y1="19.605cm" svg:x2="10.469cm" svg:y2="20.284cm" draw:start-shape="id4" draw:start-glue-point="2" draw:end-shape="id5" draw:end-glue-point="5" svg:d="m10459 19605h5v679h5">
          <text:p/>
        </draw:connector>
        <draw:connector draw:style-name="gr8" draw:text-style-name="P3" draw:layer="layout" svg:x1="10.468cm" svg:y1="22.189cm" svg:x2="10.458cm" svg:y2="23.04cm" draw:start-shape="id5" draw:start-glue-point="7" draw:end-shape="id6" draw:end-glue-point="0" svg:d="m10468 22189h-5v851h-5">
          <text:p/>
        </draw:connector>
        <draw:connector draw:style-name="gr9" draw:text-style-name="P3" draw:layer="layout" draw:type="line" svg:x1="15.31cm" svg:y1="16.81cm" svg:x2="12.998cm" svg:y2="23.677cm" draw:start-shape="id7" draw:start-glue-point="3" draw:end-shape="id6" draw:end-glue-point="1" svg:d="m15310 16810-2312 6867">
          <text:p/>
        </draw:connector>
        <draw:connector draw:style-name="gr9" draw:text-style-name="P3" draw:layer="layout" draw:type="line" svg:x1="15.31cm" svg:y1="16.81cm" svg:x2="12.998cm" svg:y2="14.229cm" draw:start-shape="id7" draw:start-glue-point="3" draw:end-shape="id3" draw:end-glue-point="1" svg:d="m15310 16810-2312-2581">
          <text:p/>
        </draw:connector>
        <draw:connector draw:style-name="gr9" draw:text-style-name="P3" draw:layer="layout" draw:type="line" svg:x1="15.31cm" svg:y1="21.664cm" svg:x2="12.998cm" svg:y2="23.676cm" draw:start-shape="id8" draw:start-glue-point="3" draw:end-shape="id6" draw:end-glue-point="1" svg:d="m15310 21664-2312 2012">
          <text:p/>
        </draw:connector>
        <draw:connector draw:style-name="gr9" draw:text-style-name="P3" draw:layer="layout" draw:type="line" svg:x1="15.24cm" svg:y1="6.35cm" svg:x2="12.999cm" svg:y2="8.891cm" draw:start-shape="id9" draw:start-glue-point="3" draw:end-shape="id1" draw:end-glue-point="1" svg:d="m15240 6350-2241 2541">
          <text:p/>
        </draw:connector>
        <draw:connector draw:style-name="gr9" draw:text-style-name="P3" draw:layer="layout" draw:type="line" svg:x1="15.284cm" svg:y1="10.142cm" svg:x2="12.999cm" svg:y2="8.889cm" draw:start-shape="id10" draw:start-glue-point="3" draw:end-shape="id1" draw:end-glue-point="1" svg:d="m15284 10142-2285-1253">
          <text:p/>
        </draw:connector>
        <draw:connector draw:style-name="gr9" draw:text-style-name="P3" draw:layer="layout" draw:type="line" svg:x1="5.38cm" svg:y1="8.89cm" svg:x2="7.921cm" svg:y2="8.895cm" draw:start-shape="id11" draw:start-glue-point="1" draw:end-shape="id1" draw:end-glue-point="3" svg:d="m5380 8890 2541 5">
          <text:p/>
        </draw:connector>
        <draw:connector draw:style-name="gr9" draw:text-style-name="P3" draw:layer="layout" draw:type="line" svg:x1="5.38cm" svg:y1="14.229cm" svg:x2="7.921cm" svg:y2="14.235cm" draw:start-shape="id12" draw:start-glue-point="1" draw:end-shape="id3" draw:end-glue-point="3" svg:d="m5380 14229 2541 6">
          <text:p/>
        </draw:connector>
        <draw:connector draw:style-name="gr9" draw:text-style-name="P3" draw:layer="layout" draw:type="line" svg:x1="5.38cm" svg:y1="14.229cm" svg:x2="7.921cm" svg:y2="18.975cm" draw:start-shape="id12" draw:start-glue-point="1" draw:end-shape="id4" draw:end-glue-point="3" svg:d="m5380 14229 2541 4746">
          <text:p/>
        </draw:connector>
        <draw:connector draw:style-name="gr9" draw:text-style-name="P3" draw:layer="layout" draw:type="line" svg:x1="5.38cm" svg:y1="14.23cm" svg:x2="7.921cm" svg:y2="23.681cm" draw:start-shape="id12" draw:start-glue-point="1" draw:end-shape="id6" draw:end-glue-point="3" svg:d="m5380 14230 2541 9451">
          <text:p/>
        </draw:connector>
        <draw:custom-shape draw:style-name="gr10" draw:text-style-name="P1" draw:id="id13" draw:layer="layout" svg:width="3.81cm" svg:height="1.905cm" svg:x="8.555cm" svg:y="5.217cm">
          <text:p text:style-name="P2"><text:span text:style-name="T2">data.sqlite3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9" draw:text-style-name="P3" draw:layer="layout" draw:type="line" svg:x1="10.46cm" svg:y1="7.121cm" svg:x2="10.465cm" svg:y2="8.259cm" draw:start-shape="id13" draw:start-glue-point="7" draw:end-shape="id1" draw:end-glue-point="0" svg:d="m10460 7121 5 1138">
          <text:p/>
        </draw:connector>
        <draw:connector draw:style-name="gr9" draw:text-style-name="P3" draw:layer="layout" draw:type="line" svg:x1="10.46cm" svg:y1="24.311cm" svg:x2="10.465cm" svg:y2="25.131cm" draw:start-shape="id6" draw:start-glue-point="2" draw:end-shape="id14" draw:end-glue-point="0" svg:d="m10460 24311 5 820">
          <text:p/>
        </draw:connector>
        <draw:connector draw:style-name="gr8" draw:text-style-name="P3" draw:layer="layout" draw:line-skew="-1.562cm" svg:x1="7.92cm" svg:y1="25.766cm" svg:x2="8.555cm" svg:y2="6.169cm" draw:start-shape="id14" draw:end-shape="id13" draw:end-glue-point="6" svg:d="m7920 25766h-2205v-19597h2840">
          <text:p/>
        </draw:connector>
        <draw:custom-shape draw:style-name="gr11" draw:text-style-name="P1" draw:layer="layout" svg:width="4.445cm" svg:height="0.962cm" svg:x="1.57cm" svg:y="4.017cm">
          <text:p text:style-name="P2"><text:span text:style-name="T3">Config Files</text:span></text:p>
          <draw:enhanced-geometry svg:viewBox="0 0 21600 21600" draw:type="mso-spt202" draw:enhanced-path="M 0 0 L 21600 0 21600 21600 0 21600 0 0 Z N"/>
        </draw:custom-shape>
        <draw:custom-shape draw:style-name="gr11" draw:text-style-name="P1" draw:layer="layout" svg:width="8.89cm" svg:height="0.917cm" svg:x="6.015cm" svg:y="4.017cm">
          <text:p text:style-name="P2"><text:span text:style-name="T3">Executables and Databases</text:span></text:p>
          <draw:enhanced-geometry svg:viewBox="0 0 21600 21600" draw:type="mso-spt202" draw:enhanced-path="M 0 0 L 21600 0 21600 21600 0 21600 0 0 Z N"/>
        </draw:custom-shape>
        <draw:custom-shape draw:style-name="gr11" draw:text-style-name="P1" draw:layer="layout" svg:width="5.715cm" svg:height="0.807cm" svg:x="14.27cm" svg:y="4.017cm">
          <text:p text:style-name="P2"><text:span text:style-name="T3">Custom C Files</text:span></text:p>
          <draw:enhanced-geometry svg:viewBox="0 0 21600 21600" draw:type="mso-spt202" draw:enhanced-path="M 0 0 L 21600 0 21600 21600 0 21600 0 0 Z N"/>
        </draw:custom-shape>
        <draw:custom-shape draw:style-name="gr11" draw:text-style-name="P1" draw:layer="layout" svg:width="4.445cm" svg:height="1.914cm" svg:x="15.139cm" svg:y="7.02cm">
          <text:p text:style-name="P4"><text:span text:style-name="T4">Function to index data by their blocks.</text:span></text:p>
          <draw:enhanced-geometry svg:viewBox="0 0 21600 21600" draw:type="mso-spt202" draw:enhanced-path="M 0 0 L 21600 0 21600 21600 0 21600 0 0 Z N"/>
        </draw:custom-shape>
        <draw:custom-shape draw:style-name="gr11" draw:text-style-name="P1" draw:layer="layout" svg:width="4.445cm" svg:height="1.914cm" svg:x="15.143cm" svg:y="10.883cm">
          <text:p text:style-name="P4"><text:span text:style-name="T4">Function to index data by unique record identifiers.</text:span></text:p>
          <draw:enhanced-geometry svg:viewBox="0 0 21600 21600" draw:type="mso-spt202" draw:enhanced-path="M 0 0 L 21600 0 21600 21600 0 21600 0 0 Z N"/>
        </draw:custom-shape>
        <draw:custom-shape draw:style-name="gr11" draw:text-style-name="P1" draw:layer="layout" svg:width="5.177cm" svg:height="3.025cm" svg:x="15.143cm" svg:y="17.423cm">
          <text:p text:style-name="P4"><text:span text:style-name="T4">Functions to compare records and produce similarity profile components.</text:span></text:p>
          <draw:enhanced-geometry svg:viewBox="0 0 21600 21600" draw:type="mso-spt202" draw:enhanced-path="M 0 0 L 21600 0 21600 21600 0 21600 0 0 Z N"/>
        </draw:custom-shape>
        <draw:custom-shape draw:style-name="gr11" draw:text-style-name="P1" draw:layer="layout" svg:width="4.842cm" svg:height="1.914cm" svg:x="15.143cm" svg:y="22.397cm">
          <text:p text:style-name="P4"><text:span text:style-name="T4">Functions to check for and assign disambiguated IDs.</text:span></text:p>
          <draw:enhanced-geometry svg:viewBox="0 0 21600 21600" draw:type="mso-spt202" draw:enhanced-path="M 0 0 L 21600 0 21600 21600 0 21600 0 0 Z N"/>
        </draw:custom-shape>
        <draw:custom-shape draw:style-name="gr11" draw:text-style-name="P1" draw:layer="layout" svg:width="4.445cm" svg:height="1.914cm" svg:x="1.416cm" svg:y="9.525cm">
          <text:p text:style-name="P4"><text:span text:style-name="T4">Description of database table to be imported.</text:span></text:p>
          <draw:enhanced-geometry svg:viewBox="0 0 21600 21600" draw:type="mso-spt202" draw:enhanced-path="M 0 0 L 21600 0 21600 21600 0 21600 0 0 Z N"/>
        </draw:custom-shape>
        <draw:custom-shape draw:style-name="gr11" draw:text-style-name="P1" draw:layer="layout" svg:width="4.445cm" svg:height="3.581cm" svg:x="1.416cm" svg:y="14.825cm">
          <text:p text:style-name="P4"><text:span text:style-name="T4">Description of similarity profile components and composition, training sets, and training groups.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1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078cm" fo:padding-bottom="0cm" fo:padding-left="0cm" fo:padding-right="0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cm" fo:padding-bottom="0cm" fo:padding-left="0cm" fo:padding-right="0cm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929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92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929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93%" fo:text-indent="0cm" style:line-break="strict"/>
    </style:style>
    <style:style style:name="MP4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5" style:family="paragraph">
      <style:paragraph-properties fo:margin-left="0cm" fo:margin-right="0cm" fo:line-height="93%" fo:text-align="center" fo:text-indent="0cm" style:line-break="strict"/>
    </style:style>
    <style:style style:name="MP6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text-align="center"/>
    </style:style>
    <style:style style:name="MT1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5.285cm" svg:height="7.047cm" svg:x="3.004cm" svg:y="2.397cm" draw:page-number="1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8.895cm" svg:height="4.671cm" svg:x="1.049cm" svg:y="1.116cm" presentation:class="title" presentation:placeholder="true">
        <draw:text-box/>
      </draw:frame>
      <draw:frame presentation:style-name="Default-outline1" draw:layer="backgroundobjects" svg:width="18.895cm" svg:height="18.477cm" svg:x="1.049cm" svg:y="6.552cm" presentation:class="outline" presentation:placeholder="true">
        <draw:text-box/>
      </draw:frame>
      <draw:frame presentation:style-name="Mpr1" draw:text-style-name="MP4" draw:layer="backgroundobjects" svg:width="4.885cm" svg:height="1.928cm" svg:x="1.049cm" svg:y="25.505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6" draw:layer="backgroundobjects" svg:width="6.65cm" svg:height="1.928cm" svg:x="7.183cm" svg:y="25.505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4.886cm" svg:height="1.928cm" svg:x="15.059cm" svg:y="25.505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rect draw:style-name="Mgr3" draw:text-style-name="MP9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presentation:style-name="Mpr4" draw:text-style-name="MP4" draw:layer="backgroundobjects" svg:width="9.366cm" svg:height="1.394cm" svg:x="0cm" svg:y="-0.001cm" presentation:class="header">
          <draw:text-box>
            <text:p text:style-name="MP3"><text:span text:style-name="MT1"><presentation:header/></text:span></text:p>
          </draw:text-box>
        </draw:frame>
        <draw:frame presentation:style-name="Mpr5" draw:text-style-name="MP8" draw:layer="backgroundobjects" svg:width="9.367cm" svg:height="1.394cm" svg:x="12.218cm" svg:y="-0.001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4" draw:layer="backgroundobjects" svg:width="9.366cm" svg:height="1.395cm" svg:x="0cm" svg:y="26.541cm" presentation:class="footer">
          <draw:text-box>
            <text:p text:style-name="MP3"><text:span text:style-name="MT1"><presentation:footer/></text:span></text:p>
          </draw:text-box>
        </draw:frame>
        <draw:frame presentation:style-name="Mpr7" draw:text-style-name="MP8" draw:layer="backgroundobjects" svg:width="9.367cm" svg:height="1.395cm" svg:x="12.218cm" svg:y="26.541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lex D'Amour</meta:initial-creator>
    <meta:creation-date>2010-02-02T21:15:03</meta:creation-date>
    <meta:editing-cycles>2</meta:editing-cycles>
    <meta:editing-duration>PT574H13M39S</meta:editing-duration>
    <dc:date>2010-02-03T09:54:52</dc:date>
    <dc:creator>Alex D'Amour</dc:creator>
    <meta:generator>OpenOffice.org/3.1$Unix OpenOffice.org_project/310m19$Build-9420</meta:generator>
    <meta:document-statistic meta:object-count="75"/>
  </office:meta>
</office:document-meta>
</file>